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Task.addConfiguredAttribute( Manifest .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ifestTask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ManifestTask.setMode( Mod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Task.Manifes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ifestTask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Task.s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Task.checkAttribute( Manifest . Attribute attribu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Task.addConfiguredSection( Manifest . Section s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